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list-style-name="L4">
      <style:text-properties officeooo:rsid="0018cca8" officeooo:paragraph-rsid="001be6cc"/>
    </style:style>
    <style:style style:name="P2" style:family="paragraph" style:parent-style-name="Standard" style:list-style-name="L4">
      <style:text-properties officeooo:rsid="0018cca8" officeooo:paragraph-rsid="0018cca8"/>
    </style:style>
    <style:style style:name="P3" style:family="paragraph" style:parent-style-name="Standard" style:list-style-name="L4">
      <style:text-properties officeooo:rsid="0018cca8" officeooo:paragraph-rsid="00231364"/>
    </style:style>
    <style:style style:name="P4" style:family="paragraph" style:parent-style-name="Standard" style:list-style-name="L4">
      <style:text-properties officeooo:rsid="0018cca8" officeooo:paragraph-rsid="002c182a"/>
    </style:style>
    <style:style style:name="P5" style:family="paragraph" style:parent-style-name="Standard" style:list-style-name="L4">
      <style:text-properties officeooo:rsid="00215214" officeooo:paragraph-rsid="00215214"/>
    </style:style>
    <style:style style:name="P6" style:family="paragraph" style:parent-style-name="Standard" style:list-style-name="L4">
      <style:text-properties officeooo:paragraph-rsid="0018cca8"/>
    </style:style>
    <style:style style:name="P7" style:family="paragraph" style:parent-style-name="Standard" style:list-style-name="L4">
      <style:text-properties officeooo:paragraph-rsid="002df6ed"/>
    </style:style>
    <style:style style:name="P8" style:family="paragraph" style:parent-style-name="Standard" style:list-style-name="L4">
      <style:text-properties officeooo:paragraph-rsid="0030eeb4"/>
    </style:style>
    <style:style style:name="T1" style:family="text">
      <style:text-properties officeooo:rsid="0018cca8"/>
    </style:style>
    <style:style style:name="T2" style:family="text">
      <style:text-properties officeooo:rsid="001a9633"/>
    </style:style>
    <style:style style:name="T3" style:family="text">
      <style:text-properties officeooo:rsid="001be6cc"/>
    </style:style>
    <style:style style:name="T4" style:family="text">
      <style:text-properties officeooo:rsid="001e420b"/>
    </style:style>
    <style:style style:name="T5" style:family="text">
      <style:text-properties officeooo:rsid="0028c5e2"/>
    </style:style>
    <style:style style:name="T6" style:family="text">
      <style:text-properties officeooo:rsid="002c182a"/>
    </style:style>
    <style:style style:name="T7" style:family="text">
      <style:text-properties officeooo:rsid="00309336"/>
    </style:style>
    <style:style style:name="T8" style:family="text">
      <style:text-properties officeooo:rsid="0030eeb4"/>
    </style:style>
    <style:style style:name="T9" style:family="text">
      <style:text-properties officeooo:rsid="0032f10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313608014" text:style-name="L4">
        <text:list-header>
          <text:p text:style-name="P5"><text:span text:style-name="T9">Simone Preite 3885035<text:line-break/><text:line-break/>T</text:span>ASK 1: ASCENDIO<text:line-break/><text:line-break/><text:line-break/>TASK 2:<text:line-break/></text:p>
        </text:list-header>
        <text:list-item>
          <text:p text:style-name="P6"><text:span text:style-name="T1">What is the idea behind the Semantic Web?<text:line-break/><text:line-break/>The idea is to make informations “understandable” for the machines, at the moment most informations are created to be understood only by humans but if these informations are given in a well-defined meaning we can use them to permit cooperation between humans and computer.</text:span></text:p>
          <text:p text:style-name="P6"/>
        </text:list-item>
        <text:list-item>
          <text:p text:style-name="P6">“<text:span text:style-name="T1">Traditional Knowledge representation systems […] require everyone to share same definition of common concepts</text:span>”</text:p>
          <text:p text:style-name="P1">In what way is the Semantic Web different?<text:line-break/><text:line-break/><text:span text:style-name="T2">Semantic Web would to be as decentralized as possible, because central control can rapidly become unmanageable.<text:line-break/></text:span></text:p>
        </text:list-item>
        <text:list-item>
          <text:p text:style-name="P2">On the Semantic Web, how would a system be able to differentiate useful information from false or misleading information?<text:line-break/><text:line-break/><text:span text:style-name="T3">Using different URIs for each specific concept, in addition adding logic to use its rules to make inferences, choose courses of action and answer questions can help to describe complex properties of objects.</text:span><text:line-break/></text:p>
        </text:list-item>
        <text:list-item>
          <text:p text:style-name="P2">What are URIs and what role do they play on the Semantic Web?<text:line-break/><text:line-break/><text:span text:style-name="T3">Subject and object are each identified by URIs. <text:line-break/>RDFs triples (subject, verb and object of an elementary sentence) uses URIs to form webs of information about related things.</text:span><text:line-break/></text:p>
        </text:list-item>
        <text:list-item>
          <text:p text:style-name="P2">What role do ontologies play on the Semantic Web?<text:line-break/><text:line-break/><text:span text:style-name="T5">Ontologies are collection of information that define relations among terms. Classes, Subclasses and relations among entries are very powerful tool for Web usage.<text:line-break/>In Semantic Web an ontology can be a file containing these relations; there are so many different ways to refer the same concept, so the ontologies help us to define the relation between same concepts identified in different ways.</text:span><text:line-break/></text:p>
        </text:list-item>
        <text:list-item>
          <text:p text:style-name="P4">What is the purpose of agents? Think about techical challenges.<text:line-break/><text:line-break/><text:span text:style-name="T4">The purpose of agents is to undarstand the meaning of information and to manipulate it by collecting contents automatically. </text:span></text:p>
          <text:p text:style-name="P8"><text:span text:style-name="T8">Agents can verify the validity of information</text:span><text:bookmark text:name="dictEntry10001098907"/><text:span text:style-name="T8"> through exchange of “proofs” written in the Semantic Web’s unifying language.<text:line-break/></text:span><text:soft-page-break/><text:span text:style-name="T8">An additional feature is digital signatures (encrypted block of data). Computer and agents can verify, through them, if attached information has been provided by a trusted source.</text:span></text:p>
          <text:p text:style-name="P7"><text:span text:style-name="T6">People have to write code to let agents understand the information but this implies a tremendous effort. Moreover, there is no error tolerance or it require additional efforts to implement it.<text:line-break/><text:line-break/><text:line-break/></text:span></text:p>
        </text:list-item>
        <text:list-item>
          <text:p text:style-name="P3">Do you think that the Semantic Web is feasible? Can you think of problems that may compromise this idea?<text:line-break/></text:p>
          <text:p text:style-name="P3">Talking about <text:span text:style-name="T7">the </text:span>Semantic Web we can <text:span text:style-name="T7">think about</text:span> it as a conjuction between <text:span text:style-name="T7">humans and agents. With the Semantic Web both of them will be able to cooperate to organise people lives, according to appointments and information collected on the web by agents. The principal problem is the sharing of information, in fact some companies prefer to keep their data hidden instead of sharing it (for privacy, commercial strategy or internal decision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ans-serif"/>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it" fo:country="IT"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it" fo:country="IT"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5T10:10:08.588912809</meta:creation-date>
    <meta:editing-duration>PT1H6M31S</meta:editing-duration>
    <meta:editing-cycles>9</meta:editing-cycles>
    <meta:generator>LibreOffice/6.1.1.2$Linux_X86_64 LibreOffice_project/10$Build-2</meta:generator>
    <dc:date>2018-10-16T11:10:45.217323800</dc:date>
    <meta:document-statistic meta:table-count="0" meta:image-count="0" meta:object-count="0" meta:page-count="2" meta:paragraph-count="12" meta:word-count="466" meta:character-count="2898" meta:non-whitespace-character-count="2430"/>
  </office:meta>
</office:document-meta>
</file>